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2f4f4f" loext:opacity="100%" style:font-name="GoogleSans-Regular" fo:font-size="14pt" fo:letter-spacing="normal" fo:font-style="normal" fo:font-weight="normal"/>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f4f4f" loext:opacity="100%" style:font-name="GoogleSans-Regular"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2f4f4f" loext:opacity="100%" style:font-name="DINPro-CondensedMedium" fo:font-size="14.25pt" fo:letter-spacing="0.0102in" fo:font-style="normal" fo:font-weight="normal" loext:padding="0in" loext:border="none"/>
    </style:style>
    <style:style style:name="P5" style:family="paragraph" style:parent-style-name="Standard">
      <style:paragraph-properties fo:margin-left="0in" fo:margin-right="0in" fo:orphans="2" fo:widows="2" fo:text-indent="0in" style:auto-text-indent="false"/>
      <style:text-properties fo:font-variant="normal" fo:text-transform="none" fo:color="#000000" loext:opacity="100%" style:font-name="GoogleSans-Regular" fo:font-size="30pt" fo:letter-spacing="normal" fo:font-style="normal" fo:font-weight="normal"/>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_DdeLink__91_1783090262"/>RAPTOR 24M/РАПТОР 24М </text:p>
      <text:p text:style-name="P1"/>
      <text:p text:style-name="P2">Серия <text:span text:style-name="T1">РАПТОР</text:span> - это универсальное многоцелевое рыболовное судно, предназначенное для прибрежного лова на различных глубинах и разных методов рыбной ловли. Благодаря вариации концепции <text:span text:style-name="T1">Enduro™ Bow</text:span>обеспечивающей максимально возможную длину ватерлинии, а также увеличенную ширину корпуса, на судне достигается увеличенный объем и соответствующая плавучесть корпуса. Эти функции обеспечивают хорошее поведение судна и улучшенную рабочую среду для экипажа.</text:p>
      <text:p text:style-name="P2"/>
      <text:p text:style-name="P3">Зона рыбопереработки на открытой палубе площадью 45м² для первичной обработки улова.</text:p>
      <text:p text:style-name="P3">Вместимость трюма ~ 190м³.</text:p>
      <text:p text:style-name="P3"/>
      <text:p text:style-name="P3"><text:span text:style-name="T1">Видами промысловых рыб являются:</text:span> треска, минтай, пикша, камбала, окунь, сельдь, скумбрия, кальмар, и другие виды рыб.</text:p>
      <text:p text:style-name="P3"/>
      <text:p text:style-name="P3"><text:span text:style-name="T1">Виды и способы переработки:</text:span> потрошение и охлаждение рыбы для последующей переработки на берегу, заморозка.</text:p>
      <text:p text:style-name="P1"/>
      <text:p text:style-name="P2"><text:span text:style-name="T1">RAPTOR</text:span> series is a highly versatile multipurpose fishing vessel, designed for coastal fishing at various depths and fishing methods. With a variation feature to the <text:span text:style-name="T1">Enduro™ Bow</text:span>concept to ensure the longest possible waterline, along with excessive width of the hull, increased volume is obtained in the vessel and corresponding buoyancy of the hull. These features secure good performance of the vessel and improved working environment for the crew.</text:p>
      <text:p text:style-name="P2"/>
      <text:p text:style-name="P3">Fish processing area on an open deck with an area of 45m³ for the primary processing of the catch.</text:p>
      <text:p text:style-name="P3">Fish hold capacity ~ 190м³.</text:p>
      <text:p text:style-name="P3"/>
      <text:p text:style-name="P3"><text:span text:style-name="T1">Fish species:</text:span> cod, pollock, haddock, flatfish, red fish, herring, mackerel, squid and other types of fish.</text:p>
      <text:p text:style-name="P3"/>
      <text:p text:style-name="P3"><text:span text:style-name="T1">Methods and types of processing:</text:span> cooling of fish for further processing onshore, freezing.</text:p>
      <text:p text:style-name="P1"/>
      <text:p text:style-name="P4">LENGTH = 24.00m</text:p>
      <text:p text:style-name="P4"><text:soft-page-break/>WIDTH = 9.00m</text:p>
      <text:p text:style-name="P4">DRAFT = 3.50m</text:p>
      <text:p text:style-name="P4">VESSEL SPEED = 10kn</text:p>
      <text:p text:style-name="P4">NUMBER of CREW - 9ppl<text:bookmark-end text:name="__DdeLink__91_1783090262"/></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INPro-CondensedMedium" svg:font-family="DINPro-CondensedMedium, serif"/>
    <style:font-face style:name="DejaVu Sans" svg:font-family="'DejaVu Sans'" style:font-family-generic="system" style:font-pitch="variable"/>
    <style:font-face style:name="GoogleSans-Regular" svg:font-family="GoogleSans-Regular,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3:02:46.618143610</meta:creation-date>
    <dc:date>2024-08-20T16:32:41.131139424</dc:date>
    <meta:editing-duration>PT16M55S</meta:editing-duration>
    <meta:editing-cycles>3</meta:editing-cycles>
    <meta:generator>Collabora_Office/24.04.4.2$Linux_X86_64 LibreOffice_project/3709158c476d3931713e1be652f02aae1db91dd3</meta:generator>
    <meta:document-statistic meta:table-count="0" meta:image-count="0" meta:object-count="0" meta:page-count="2" meta:paragraph-count="16" meta:word-count="248" meta:character-count="1655" meta:non-whitespace-character-count="1428"/>
  </office:meta>
</office:document-meta>
</file>